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ominik Schwaiger</meta:initial-creator>
    <meta:creation-date>2021-09-29T15:25:51.614857838</meta:creation-date>
    <meta:document-statistic meta:object-count="25"/>
    <meta:generator>LibreOffice/7.1.6.2$Linux_X86_64 LibreOffice_project/10$Build-2</meta:generator>
  </office:meta>
</office:document-meta>
</file>